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/>
    </style:style>
  </office:automatic-styles>
  <office:body>
    <office:text text:use-soft-page-breaks="true">
      <text:p text:style-name="P1">Docker images : voir les images docker</text:p>
      <text:p text:style-name="Sansinterligne">Docker run {cmd}: Execute une image le temps d’une commande</text:p>
      <text:p text:style-name="Sansinterligne">Docker run -i -t {img} {cmd} : Execute l’image docker et laisse l’execution</text:p>
      <text:p text:style-name="Sansinterligne">Docker ps : afficher les conteneurs en cours d’éxécution</text:p>
      <text:p text:style-name="Sansinterligne">Docker ps -a : affiche les conteneurs en cours d’exécution et ceux arrêter</text:p>
      <text:p text:style-name="Sansinterligne">Docker rename {old_img} {new_img} : renomme une image docker</text:p>
      <text:p text:style-name="Sansinterligne">docker diff {conteneur} : Affiche la différence entre conteneur et image d’origine</text:p>
      <text:p text:style-name="Sansinterligne">docker kill $(docker ps -q) : Stop les containers</text:p>
      <text:p text:style-name="Sansinterligne">docker logs -f --details {container} : Affiche les logs (error_log)</text:p>
      <text:p text:style-name="Sansinterligne"/>
      <text:p text:style-name="Sansinterligne">Docker commit 3bdf84342ed9 Test_debian -&gt; commit</text:p>
      <text:p text:style-name="Sansinterligne"/>
      <text:p text:style-name="Sansinterligne">Docker rmi {img} : Supprime une image docker</text:p>
      <text:p text:style-name="Sansinterligne">Docker rm -v $(docker ps -aqf status=exited) : Supprime les conteneur non utiliser</text:p>
      <text:p text:style-name="Sansinterligne">Docker rm `docker ps --no-trunc -aq` : Vide le cache (exécuter une fois l’image fermer)</text:p>
      <text:p text:style-name="Sansinterligne"/>
      <text:p text:style-name="Sansinterligne"/>
      <text:p text:style-name="Sansinterligne">docker build -t friendlyhello . <text:s/># Create image using this directory’s Dockerfile</text:p>
      <text:p text:style-name="Sansinterligne">docker run -p 4000:80 friendlyhello <text:s/># Run “friendlyname” mapping port 4000 to 80</text:p>
      <text:p text:style-name="Sansinterligne">docker run -d -p 4000:80 friendlyhello <text:s text:c="8"/># Same thing, but in detached mode</text:p>
      <text:p text:style-name="Sansinterligne">docker container ls <text:s text:c="31"/># List all running containers</text:p>
      <text:p text:style-name="Sansinterligne">docker container ls -a <text:s text:c="12"/># List all containers, even those not running</text:p>
      <text:p text:style-name="Sansinterligne">docker container stop &lt;hash&gt; <text:s text:c="10"/># Gracefully stop the specified container</text:p>
      <text:p text:style-name="Sansinterligne">docker container kill &lt;hash&gt; <text:s text:c="8"/># Force shutdown of the specified container</text:p>
      <text:p text:style-name="Sansinterligne">docker container rm &lt;hash&gt; <text:s text:c="7"/># Remove specified container from this machine</text:p>
      <text:p text:style-name="Sansinterligne">docker container rm $(docker container ls -a -q) <text:s text:c="8"/># Remove all containers</text:p>
      <text:p text:style-name="Sansinterligne">docker image ls -a <text:s text:c="28"/># List all images on this machine</text:p>
      <text:p text:style-name="Sansinterligne">docker image rm &lt;image id&gt; <text:s text:c="11"/># Remove specified image from this machine</text:p>
      <text:p text:style-name="Sansinterligne">docker image rm $(docker image ls -a -q) <text:s text:c="2"/># Remove all images from this machine</text:p>
      <text:p text:style-name="Sansinterligne">docker login <text:s text:c="12"/># Log in this CLI session using your Docker credentials</text:p>
      <text:p text:style-name="Sansinterligne">docker tag &lt;image&gt; username/repository:tag <text:s/># Tag &lt;image&gt; for upload to registry</text:p>
      <text:p text:style-name="Sansinterligne">docker push username/repository:tag <text:s text:c="11"/># Upload tagged image to registry</text:p>
      <text:p text:style-name="Sansinterligne">docker run username/repository:tag <text:s text:c="18"/># Run image from a registry</text:p>
      <text:p text:style-name="Sansinterligne"/>
      <text:p text:style-name="Sansinterligne">docker exec -i mesopdocker_db_1 mysql -uroot -pchristopher &lt; dumpProd.sq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er D</meta:initial-creator>
    <dc:creator>Christopher D</dc:creator>
    <meta:creation-date>2018-06-08T13:44:00Z</meta:creation-date>
    <dc:date>2018-06-08T13:45:00Z</dc:date>
    <meta:template xlink:href="Normal.dotm" xlink:type="simple"/>
    <meta:editing-cycles>1</meta:editing-cycles>
    <meta:editing-duration>PT60S</meta:editing-duration>
    <meta:document-statistic meta:page-count="1" meta:paragraph-count="4" meta:word-count="340" meta:character-count="2208" meta:row-count="15" meta:non-whitespace-character-count="1872"/>
  </office:meta>
</office:document-meta>
</file>